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PositionContentLastPage?language=Basic&amp;location=document" xlink:type="simple"/>
    </office:event-listeners>
  </office:scripts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17cm"/>
    </style:style>
    <style:style style:name="Tabella2.C" style:family="table-column">
      <style:table-column-properties style:column-width="1.358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9.001cm" table:align="left" style:shadow="none" style:may-break-between-rows="false"/>
    </style:style>
    <style:style style:name="FooterTable.A" style:family="table-column">
      <style:table-column-properties style:column-width="3.08cm"/>
    </style:style>
    <style:style style:name="FooterTable.B" style:family="table-column">
      <style:table-column-properties style:column-width="0.099cm"/>
    </style:style>
    <style:style style:name="FooterTable.D" style:family="table-column">
      <style:table-column-properties style:column-width="0.101cm"/>
    </style:style>
    <style:style style:name="FooterTable.E" style:family="table-column">
      <style:table-column-properties style:column-width="3.082cm"/>
    </style:style>
    <style:style style:name="FooterTable.G" style:family="table-column">
      <style:table-column-properties style:column-width="0.067cm"/>
    </style:style>
    <style:style style:name="FooterTable.H" style:family="table-column">
      <style:table-column-properties style:column-width="2.986cm"/>
    </style:style>
    <style:style style:name="FooterTable.I" style:family="table-column">
      <style:table-column-properties style:column-width="0.15cm"/>
    </style:style>
    <style:style style:name="FooterTable.J" style:family="table-column">
      <style:table-column-properties style:column-width="3.052cm"/>
    </style:style>
    <style:style style:name="FooterTable.K" style:family="table-column">
      <style:table-column-properties style:column-width="0.108cm"/>
    </style:style>
    <style:style style:name="FooterTable.L" style:family="table-column">
      <style:table-column-properties style:column-width="3.097cm"/>
    </style:style>
    <style:style style:name="FooterTable.1" style:family="table-row">
      <style:table-row-properties style:min-row-height="0.011cm"/>
    </style:style>
    <style:style style:name="FooterTable.A1" style:family="table-cell">
      <style:table-cell-properties fo:background-color="transparent" fo:padding="0.097cm" fo:border="none">
        <style:background-image/>
      </style:table-cell-properties>
    </style:style>
    <style:style style:name="FooterTable.A2" style:family="table-cell">
      <style:table-cell-properties fo:background-color="transparent" fo:padding="0.097cm" fo:border-left="1.5pt ridge #b2b2b2" fo:border-right="1.5pt ridge #b2b2b2" fo:border-top="1.5pt ridge #b2b2b2" fo:border-bottom="none">
        <style:background-image/>
      </style:table-cell-properties>
    </style:style>
    <style:style style:name="FooterTable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FooterTable.K3" style:family="table-cell">
      <style:table-cell-properties fo:background-color="transparent" fo:padding="0.097cm" fo:border-left="none" fo:border-right="1.5pt ridge #b2b2b2" fo:border-top="none" fo:border-bottom="none">
        <style:background-image/>
      </style:table-cell-properties>
    </style:style>
    <style:style style:name="FooterTable.A4" style:family="table-cell">
      <style:table-cell-properties fo:padding="0.097cm" fo:border-left="1.5pt ridge #b2b2b2" fo:border-right="1.5pt ridge #b2b2b2" fo:border-top="none" fo:border-bottom="none"/>
    </style:style>
    <style:style style:name="FooterTable.H5" style:family="table-cell">
      <style:table-cell-properties fo:padding="0.097cm" fo:border="none"/>
    </style:style>
    <style:style style:name="FooterTable.I5" style:family="table-cell">
      <style:table-cell-properties fo:padding="0.097cm" fo:border="none"/>
    </style:style>
    <style:style style:name="FooterTable.K5" style:family="table-cell">
      <style:table-cell-properties fo:padding="0.097cm" fo:border-left="none" fo:border-right="1.5pt ridge #b2b2b2" fo:border-top="none" fo:border-bottom="none"/>
    </style:style>
    <style:style style:name="FooterTable.A6" style:family="table-cell">
      <style:table-cell-properties fo:padding="0.097cm" fo:border-left="1.5pt ridge #b2b2b2" fo:border-right="1.5pt ridge #b2b2b2" fo:border-top="none" fo:border-bottom="none"/>
    </style:style>
    <style:style style:name="FooterTable.A7" style:family="table-cell">
      <style:table-cell-properties fo:padding="0.097cm" fo:border-left="1.5pt ridge #b2b2b2" fo:border-right="1.5pt ridge #b2b2b2" fo:border-top="none" fo:border-bottom="none"/>
    </style:style>
    <style:style style:name="FooterTable.A8" style:family="table-cell">
      <style:table-cell-properties fo:padding="0.097cm" fo:border-left="1.5pt ridge #b2b2b2" fo:border-right="1.5pt ridge #b2b2b2" fo:border-top="none" fo:border-bottom="0.5pt solid #b2b2b2"/>
    </style:style>
    <style:style style:name="FooterTable.A9" style:family="table-cell">
      <style:table-cell-properties fo:padding="0.097cm" fo:border-left="1.5pt ridge #b2b2b2" fo:border-right="1.5pt ridge #b2b2b2" fo:border-top="none" fo:border-bottom="0.5pt solid #b2b2b2"/>
    </style:style>
    <style:style style:name="FooterTable.A10" style:family="table-cell">
      <style:table-cell-properties fo:padding="0.097cm" fo:border-left="1.5pt ridge #b2b2b2" fo:border-right="1.5pt ridge #b2b2b2" fo:border-top="none" fo:border-bottom="none"/>
    </style:style>
    <style:style style:name="FooterTable.A11" style:family="table-cell">
      <style:table-cell-properties fo:padding="0.097cm" fo:border-left="1.5pt ridge #b2b2b2" fo:border-right="1.5pt ridge #b2b2b2" fo:border-top="none" fo:border-bottom="none"/>
    </style:style>
    <style:style style:name="FooterTable.A12" style:family="table-cell">
      <style:table-cell-properties fo:padding="0.097cm" fo:border-left="1.5pt ridge #b2b2b2" fo:border-right="1.5pt ridge #b2b2b2" fo:border-top="none" fo:border-bottom="none"/>
    </style:style>
    <style:style style:name="FooterTable.A13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FooterTable.B13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FooterTable.L13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FooterTable.A14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FooterTable.B1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L14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FooterTable.A16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FooterTable.B16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FooterTable.L16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0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1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bff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officeooo:rsid="016a1d2a" fo:background-color="transparent" loext:char-shading-value="0" style:font-size-asian="2pt" style:font-size-complex="2pt"/>
    </style:style>
    <style:style style:name="T8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letter-spacing="0.007cm" fo:language="it" fo:country="IT" style:text-underline-style="none" officeooo:rsid="00481ece" style:font-name-complex="Calibri"/>
    </style:style>
    <style:style style:name="T31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4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5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8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0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1" style:family="text">
      <style:text-properties fo:color="#333333" fo:font-weight="bold" style:font-weight-asian="bold" style:font-name-complex="Helvetica" style:font-weight-complex="bold"/>
    </style:style>
    <style:style style:name="T42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fo:font-style="normal" fo:background-color="transparent" loext:char-shading-value="0" style:font-style-asian="normal" style:font-style-complex="normal"/>
    </style:style>
    <style:style style:name="T49" style:family="text">
      <style:text-properties officeooo:rsid="01889bc9"/>
    </style:style>
    <style:style style:name="T50" style:family="text">
      <style:text-properties officeooo:rsid="01833024"/>
    </style:style>
    <style:style style:name="T51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1431666" style:font-weight-asian="bold" style:font-weight-complex="bold"/>
    </style:style>
    <style:style style:name="T5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7" style:family="text">
      <style:text-properties officeooo:rsid="006849b6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0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5"><text:placeholder text:placeholder-type="text">&lt;translate(u'q.ty')&gt;</text:placeholder></text:p>
            </table:table-cell>
            <table:table-cell table:style-name="Tabella2.A1" office:value-type="string">
              <text:p text:style-name="P4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7"/>
            </table:table-cell>
            <table:table-cell table:style-name="Tabella2.A1" office:value-type="string">
              <text:p text:style-name="P46"><text:placeholder text:placeholder-type="text">&lt;translate(u'VAT')&gt;</text:placeholder></text:p>
            </table:table-cell>
            <table:table-cell table:style-name="Tabella2.A1" office:value-type="string">
              <text:p text:style-name="P45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9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03"><text:placeholder text:placeholder-type="text">&lt;line.name&gt;</text:placeholder></text:p>
            <text:p text:style-name="P85"><text:span text:style-name="Strong_20_Emphasis"><text:span text:style-name="T63"><text:placeholder text:placeholder-type="text">&lt;if test="check_installed_module('partner_product_additional_description')"&gt;</text:placeholder></text:span></text:span></text:p>
            <text:p text:style-name="P85"><text:span text:style-name="Strong_20_Emphasis"><text:span text:style-name="T63"><text:placeholder text:placeholder-type="text">&lt;if test="line.invoice_id.partner_product_additional_description_id"&gt;</text:placeholder></text:span></text:span></text:p>
            <text:p text:style-name="P85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85"><text:span text:style-name="Strong_20_Emphasis"><text:span text:style-name="T63"><text:placeholder text:placeholder-type="text">&lt;/if&gt;</text:placeholder></text:span></text:span></text:p>
            <text:p text:style-name="P94"><text:bookmark-start text:name="__DdeLink__1306_11017385391"/><text:span text:style-name="Strong_20_Emphasis"><text:span text:style-name="T63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02"><text:placeholder text:placeholder-type="text">&lt;if test="line.quantity != 0.00"&gt;</text:placeholder></text:p>
            <text:p text:style-name="P102"><text:span text:style-name="Strong_20_Emphasis"><text:span text:style-name="T62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04"><text:placeholder text:placeholder-type="text">&lt;line.quantity or 0.00&gt;</text:placeholder></text:p>
            <text:p text:style-name="P101"><text:placeholder text:placeholder-type="text">&lt;/if&gt;</text:placeholder></text:p>
          </table:table-cell>
          <table:table-cell table:style-name="Tabella2.D7" office:value-type="string">
            <text:p text:style-name="P124"><text:placeholder text:placeholder-type="text">&lt;if test="line.quantity != 0.00 and not o.print_net_price"&gt;</text:placeholder></text:p>
            <text:p text:style-name="P121"><text:placeholder text:placeholder-type="text">&lt;formatLang(line.price_unit, digits=2)&gt;</text:placeholder></text:p>
            <text:p text:style-name="P124"><text:placeholder text:placeholder-type="text">&lt;/if&gt;</text:placeholder></text:p>
            <text:p text:style-name="P124"><text:placeholder text:placeholder-type="text">&lt;if test="line.quantity != 0.00 and o.print_net_price"&gt;</text:placeholder></text:p>
            <text:p text:style-name="P121"><text:placeholder text:placeholder-type="text">&lt;formatLang(line.price_subtotal / line.quantity, digits=2)&gt;</text:placeholder></text:p>
            <text:p text:style-name="P124"><text:placeholder text:placeholder-type="text">&lt;/if&gt;</text:placeholder></text:p>
          </table:table-cell>
          <table:table-cell table:style-name="Tabella2.E7" office:value-type="string">
            <text:p text:style-name="P95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59">-</text:span></text:span><text:span text:style-name="Strong_20_Emphasis"><text:span text:style-name="T60"><text:placeholder text:placeholder-type="text">&lt;formatLang(line.discount,digits=1)&gt;</text:placeholder></text:span></text:span><text:span text:style-name="Strong_20_Emphasis"><text:span text:style-name="T60">%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F7" office:value-type="string">
            <text:p text:style-name="P118"><text:span text:style-name="T6"><text:placeholder text:placeholder-type="text">&lt;if test="line.invoice_line_tax_id"&gt;</text:placeholder></text:span><text:span text:style-name="T64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24"><text:placeholder text:placeholder-type="text">&lt;if test="line.price_subtotal != 0.00"&gt;</text:placeholder></text:p>
            <text:p text:style-name="P120"><text:placeholder text:placeholder-type="text">&lt;formatLang(line.price_subtotal)&gt;</text:placeholder></text:p>
            <text:p text:style-name="P123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2"><text:bookmark text:name="__DdeLink__2934_2141332970"/></text:p>
      <table:table table:name="FooterTable" table:style-name="FooterTable">
        <table:table-column table:style-name="FooterTable.A"/>
        <table:table-column table:style-name="FooterTable.B"/>
        <table:table-column table:style-name="FooterTable.A"/>
        <table:table-column table:style-name="FooterTable.D"/>
        <table:table-column table:style-name="FooterTable.E"/>
        <table:table-column table:style-name="FooterTable.D"/>
        <table:table-column table:style-name="FooterTable.G"/>
        <table:table-column table:style-name="FooterTable.H"/>
        <table:table-column table:style-name="FooterTable.I"/>
        <table:table-column table:style-name="FooterTable.J"/>
        <table:table-column table:style-name="FooterTable.K"/>
        <table:table-column table:style-name="FooterTable.L"/>
        <table:table-row table:style-name="FooterTable.1">
          <table:table-cell table:style-name="FooterTable.A1" table:number-columns-spanned="12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table:number-columns-spanned="12" office:value-type="string">
            <text:p text:style-name="P13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09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A1" office:value-type="string">
            <text:p text:style-name="P110"><text:placeholder text:placeholder-type="text">&lt;get_label(o,'amount_untaxed')&gt;</text:placeholder></text:p>
          </table:table-cell>
          <table:table-cell table:style-name="FooterTable.A1" table:number-columns-spanned="2" office:value-type="string">
            <text:p text:style-name="P125"><text:placeholder text:placeholder-type="text">&lt;get_label(o,'amount_tax')&gt;</text:placeholder></text:p>
          </table:table-cell>
          <table:covered-table-cell/>
          <table:table-cell table:style-name="FooterTable.K3" table:number-columns-spanned="2" office:value-type="string">
            <text:p text:style-name="P125"><text:placeholder text:placeholder-type="text">&lt;get_label(o,'amount_total')&gt;</text:placeholder></text:p>
          </table:table-cell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1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5" office:value-type="string">
            <text:p text:style-name="P55"><text:placeholder text:placeholder-type="text">&lt;formatLang(line.base,monetary=True,currency_obj=o.currency_id)&gt;</text:placeholder></text:p>
          </table:table-cell>
          <table:table-cell table:style-name="FooterTable.I5" table:number-columns-spanned="2" office:value-type="string">
            <text:p text:style-name="P55"><text:placeholder text:placeholder-type="text">&lt;formatLang(line.amount,monetary=True,currency_obj=o.currency_id)&gt;</text:placeholder></text:p>
          </table:table-cell>
          <table:covered-table-cell/>
          <table:table-cell table:style-name="FooterTable.K5" table:number-columns-spanned="2" office:value-type="string">
            <text:p text:style-name="P55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FooterTable.1">
          <table:table-cell table:style-name="FooterTable.A6" table:number-columns-spanned="12" office:value-type="string">
            <text:p text:style-name="P1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7"><text:span text:style-name="T56"><text:placeholder text:placeholder-type="text">&lt;o.fiscal_position.note or ''&gt;</text:placeholder>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7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11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0" table:number-columns-spanned="12" office:value-type="string">
            <text:p text:style-name="P111"><text:span text:style-name="T57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4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3" office:value-type="string">
            <text:p text:style-name="P77"><text:bookmark-start text:name="__DdeLink__5820_11650899532"/><text:placeholder text:placeholder-type="text">&lt;if test="invoice_weight()"&gt;</text:placeholder><text:bookmark-end text:name="__DdeLink__5820_11650899532"/></text:p>
            <text:p text:style-name="P79"><text:placeholder text:placeholder-type="text">&lt;get_label(o,'volume').lower(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77"/>
          </table:table-cell>
          <table:table-cell table:style-name="FooterTable.B13" office:value-type="string">
            <text:p text:style-name="P77"><text:placeholder text:placeholder-type="text">&lt;if test="invoice_weight()"&gt;</text:placeholder></text:p>
            <text:p text:style-name="P79"><text:placeholder text:placeholder-type="text">&lt;get_label(o,'weight').lower(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77"/>
          </table:table-cell>
          <table:table-cell table:style-name="FooterTable.B13" office:value-type="string">
            <text:p text:style-name="P77"><text:placeholder text:placeholder-type="text">&lt;if test="invoice_weight()"&gt;</text:placeholder></text:p>
            <text:p text:style-name="P79"><text:placeholder text:placeholder-type="text">&lt;get_label(o,'net_weight').lower(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58"/>
          </table:table-cell>
          <table:table-cell table:style-name="FooterTable.B13" table:number-columns-spanned="2" office:value-type="string">
            <text:p text:style-name="P77"><text:placeholder text:placeholder-type="text">&lt;if test="o.parcels&gt;0"&gt;</text:placeholder></text:p>
            <text:p text:style-name="P79"><text:placeholder text:placeholder-type="text">&lt;get_label(o,'parcels').lower()&gt;</text:placeholder></text:p>
            <text:p text:style-name="P77"><text:placeholder text:placeholder-type="text">&lt;/if&gt;</text:placeholder></text:p>
          </table:table-cell>
          <table:covered-table-cell/>
          <table:table-cell table:style-name="FooterTable.B13" office:value-type="string">
            <text:p text:style-name="P58"/>
          </table:table-cell>
          <table:table-cell table:style-name="FooterTable.B13" office:value-type="string">
            <text:p text:style-name="P77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79"><text:placeholder text:placeholder-type="text">&lt;translate(u'goods amount')&gt;</text:placeholder></text:p>
            <text:p text:style-name="P77"><text:placeholder text:placeholder-type="text">&lt;/if&gt;</text:placeholder></text:p>
          </table:table-cell>
          <table:table-cell table:style-name="FooterTable.B13" office:value-type="string">
            <text:p text:style-name="P58"/>
          </table:table-cell>
          <table:table-cell table:style-name="FooterTable.L13" office:value-type="string">
            <text:p text:style-name="P79"><text:span text:style-name="T5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7"><text:placeholder text:placeholder-type="text">&lt;if test="invoice_weight()"&gt;</text:placeholder></text:p>
            <text:p text:style-name="P80"><text:placeholder text:placeholder-type="text">&lt;formatLang(o.volume)&gt;</text:placeholder></text:p>
            <text:p text:style-name="P77"><text:placeholder text:placeholder-type="text">&lt;/if&gt;</text:placeholder></text:p>
          </table:table-cell>
          <table:table-cell table:style-name="FooterTable.B14" office:value-type="string">
            <text:p text:style-name="P78"/>
          </table:table-cell>
          <table:table-cell table:style-name="FooterTable.B14" office:value-type="string">
            <text:p text:style-name="P77"><text:placeholder text:placeholder-type="text">&lt;if test="invoice_weight()"&gt;</text:placeholder></text:p>
            <text:p text:style-name="P80"><text:placeholder text:placeholder-type="text">&lt;formatLang(o.weight)&gt;</text:placeholder></text:p>
            <text:p text:style-name="P77"><text:placeholder text:placeholder-type="text">&lt;/if&gt;</text:placeholder></text:p>
          </table:table-cell>
          <table:table-cell table:style-name="FooterTable.B14" office:value-type="string">
            <text:p text:style-name="P78"/>
          </table:table-cell>
          <table:table-cell table:style-name="FooterTable.B14" office:value-type="string">
            <text:p text:style-name="P77"><text:placeholder text:placeholder-type="text">&lt;if test="invoice_weight()"&gt;</text:placeholder></text:p>
            <text:p text:style-name="P80"><text:placeholder text:placeholder-type="text">&lt;formatLang(o.net_weight)&gt;</text:placeholder></text:p>
            <text:p text:style-name="P77"><text:placeholder text:placeholder-type="text">&lt;/if&gt;</text:placeholder></text:p>
          </table:table-cell>
          <table:table-cell table:style-name="FooterTable.B14" office:value-type="string">
            <text:p text:style-name="P59"/>
          </table:table-cell>
          <table:table-cell table:style-name="FooterTable.B14" table:number-columns-spanned="2" office:value-type="string">
            <text:p text:style-name="P77"><text:placeholder text:placeholder-type="text">&lt;if test="o.parcels&gt;0"&gt;</text:placeholder></text:p>
            <text:p text:style-name="P62"><text:placeholder text:placeholder-type="text">&lt;o.parcels&gt;</text:placeholder></text:p>
            <text:p text:style-name="P77"><text:placeholder text:placeholder-type="text">&lt;/if&gt;</text:placeholder></text:p>
          </table:table-cell>
          <table:covered-table-cell/>
          <table:table-cell table:style-name="FooterTable.B14" office:value-type="string">
            <text:p text:style-name="P59"/>
          </table:table-cell>
          <table:table-cell table:style-name="FooterTable.B14" office:value-type="string">
            <text:p text:style-name="P77"><text:placeholder text:placeholder-type="text">&lt;if test="check_installed_module('delivery_invoice_report')"&gt;</text:placeholder></text:p>
            <text:p text:style-name="P79"><text:placeholder text:placeholder-type="text">&lt;formatLang(get_total_goods(o.invoice_line), monetary=True, currency_obj=o.currency_id)&gt;</text:placeholder></text:p>
            <text:p text:style-name="P77"><text:bookmark text:name="__DdeLink__2249_548646763"/><text:placeholder text:placeholder-type="text">&lt;/if&gt;</text:placeholder></text:p>
          </table:table-cell>
          <table:table-cell table:style-name="FooterTable.B14" office:value-type="string">
            <text:p text:style-name="P59"/>
          </table:table-cell>
          <table:table-cell table:style-name="FooterTable.L14" office:value-type="string">
            <text:p text:style-name="P59"><text:span text:style-name="T37"><text:placeholder text:placeholder-type="text">&lt;if test="get_total_discount(o.invoice_line) &lt;&gt; 0.0 and not o.print_net_price"&gt;</text:placeholder></text:span><text:bookmark-start text:name="__DdeLink__12468_16642626912"/><text:span text:style-name="T42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7"><text:placeholder text:placeholder-type="text">&lt;if test="get_total_transport(o.invoice_line) &lt;&gt; 0.0"&gt;</text:placeholder></text:p>
            <text:p text:style-name="P79"><text:placeholder text:placeholder-type="text">&lt;translate(u'transport amount'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FooterTable.B14" office:value-type="string">
            <text:p text:style-name="P17"/>
          </table:table-cell>
          <table:table-cell table:style-name="FooterTable.B14" office:value-type="string">
            <text:p text:style-name="P79"><text:span text:style-name="T5"><text:placeholder text:placeholder-type="text">&lt;if test="get_total_other(o.invoice_line) &lt;&gt; 0.0"&gt;</text:placeholder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79"/>
          </table:table-cell>
          <table:table-cell table:style-name="FooterTable.B14" office:value-type="string">
            <text:p text:style-name="P79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17"/>
          </table:table-cell>
          <table:table-cell table:style-name="FooterTable.B14" table:number-columns-spanned="2" office:value-type="string">
            <text:p text:style-name="P58"><text:span text:style-name="T53">Imponibile</text:span><text:span text:style-name="T18"><text:placeholder text:placeholder-type="text">&lt;if test="o.partner_id.lang != 'it_IT'"&gt;</text:placeholder></text:span><text:span text:style-name="T28"> / <text:s/></text:span><text:span text:style-name="T52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FooterTable.B14" office:value-type="string">
            <text:p text:style-name="P110"/>
          </table:table-cell>
          <table:table-cell table:style-name="FooterTable.B14" office:value-type="string">
            <text:p text:style-name="P58"><text:span text:style-name="T53">Imposta</text:span><text:span text:style-name="T18"><text:placeholder text:placeholder-type="text">&lt;if test="o.partner_id.lang != 'it_IT'"&gt;</text:placeholder></text:span><text:span text:style-name="T28"> / </text:span><text:span text:style-name="T52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FooterTable.B14" office:value-type="string">
            <text:p text:style-name="P110"/>
          </table:table-cell>
          <table:table-cell table:style-name="FooterTable.L14" office:value-type="string">
            <text:p text:style-name="P110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52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FooterTable.1">
          <table:table-cell table:style-name="FooterTable.A16" office:value-type="string">
            <text:p text:style-name="P7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7"><text:placeholder text:placeholder-type="text">&lt;if test="get_total_transport(o.invoice_line) &lt;&gt; 0.0"&gt;</text:placeholder></text:p>
            <text:p text:style-name="P79"><text:placeholder text:placeholder-type="text">&lt;formatLang(get_total_transport(o.invoice_line), monetary=True, currency_obj=o.currency_id)&gt;</text:placeholder></text:p>
            <text:p text:style-name="P77"><text:bookmark text:name="__DdeLink__2249_5486467612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FooterTable.B16" office:value-type="string">
            <text:p text:style-name="P14"/>
          </table:table-cell>
          <table:table-cell table:style-name="FooterTable.B16" office:value-type="string">
            <text:p text:style-name="P79"><text:span text:style-name="T5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6" office:value-type="string">
            <text:p text:style-name="P79"/>
          </table:table-cell>
          <table:table-cell table:style-name="FooterTable.B16" office:value-type="string">
            <text:p text:style-name="P79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6" office:value-type="string">
            <text:p text:style-name="P14"/>
          </table:table-cell>
          <table:table-cell table:style-name="FooterTable.B16" table:number-columns-spanned="2" office:value-type="string">
            <text:p text:style-name="P60"><text:placeholder text:placeholder-type="text">&lt;formatLang(o.amount_untaxed,monetary=True,currency_obj=o.currency_id)&gt;</text:placeholder></text:p>
          </table:table-cell>
          <table:covered-table-cell/>
          <table:table-cell table:style-name="FooterTable.B16" office:value-type="string">
            <text:p text:style-name="P112"/>
          </table:table-cell>
          <table:table-cell table:style-name="FooterTable.B16" office:value-type="string">
            <text:p text:style-name="P60"><text:placeholder text:placeholder-type="text">&lt;formatLang(o.amount_tax,monetary=True,currency_obj=o.currency_id)&gt;</text:placeholder></text:p>
          </table:table-cell>
          <table:table-cell table:style-name="FooterTable.B16" office:value-type="string">
            <text:p text:style-name="P112"/>
          </table:table-cell>
          <table:table-cell table:style-name="FooterTable.L16" office:value-type="string">
            <text:p text:style-name="P112"><text:span text:style-name="T55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0.415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text-properties fo:font-size="2pt" style:font-size-asian="1.75pt" style:font-size-complex="2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T42" style:family="text">
      <style:text-properties fo:font-size="2pt" officeooo:rsid="016a1d2a" fo:background-color="transparent" loext:char-shading-value="0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1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if test="o.print_totals_in_first_page"&gt;</text:placeholder></text:p>
              <text:p text:style-name="MP75"><text:placeholder text:placeholder-type="text">&lt;translate(u'Totals in first page')&gt;</text:placeholder></text:p>
              <text:p text:style-name="MP76"><text:placeholder text:placeholder-type="text">&lt;/if&gt;</text:placeholder></text:p>
              <text:p text:style-name="MP77"><text:placeholder text:placeholder-type="text">&lt;o.company_id.rml_footer&gt;</text:placeholder></text:p>
            </table:table-cell>
          </table:table-row>
        </table:table>
        <text:p text:style-name="MP78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9"><text:bookmark-start text:name="__DdeLink__3695_303191348"/><text:span text:style-name="MT42"><text:placeholder text:placeholder-type="text">&lt;if test="not footer_header()"&gt;</text:placeholder></text:span><text:placeholder text:placeholder-type="text">&lt;o.company_id.rml_footer&gt;</text:placeholder><text:span text:style-name="MT42"><text:placeholder text:placeholder-type="text">&lt;/if&gt;</text:placeholder></text:span><text:bookmark-end text:name="__DdeLink__3695_303191348"/></text:p>
            </table:table-cell>
          </table:table-row>
        </table:table>
        <text:p text:style-name="MP78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6T21:57:55.564299954</dc:date>
    <meta:editing-duration>P4DT9H43M14S</meta:editing-duration>
    <meta:editing-cycles>799</meta:editing-cycles>
    <meta:generator>LibreOffice/5.1.6.2$Linux_X86_64 LibreOffice_project/10m0$Build-2</meta:generator>
    <meta:document-statistic meta:table-count="10" meta:image-count="0" meta:object-count="0" meta:page-count="1" meta:paragraph-count="204" meta:word-count="726" meta:character-count="9816" meta:non-whitespace-character-count="927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PositionContentLastPage
  oDoc = ThisComponent
  Cursor = ThisComponent.CurrentController.getViewCursor
  Cursor.jumpToLastPage
  pgNumber = Cursor.getPage
  FooterTable = oDoc.TextTables.getByName("FooterTable")
  Dim Proceed As Boolean
  Proceed = True
  Do
    oRows = FooterTable.getRows()
    iCount = oRows.getCount()
    oRows.insertByIndex( 0, 1)
    Cursor.jumpToLastPage
    newPage = Cursor.getPage
    If newPage &gt; pgNumber Then
    	Proceed = False
    End If
  Loop While Proceed
  If Cursor.getPage &gt; pgNumber Then
    oRows.removeByIndex( 0, 1)
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